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8.3in" table:align="margins"/>
    </style:style>
    <style:style style:name="Table2.A" style:family="table-column">
      <style:table-column-properties style:column-width="1.3833in" style:rel-column-width="10922*"/>
    </style:style>
    <style:style style:name="Table2.F" style:family="table-column">
      <style:table-column-properties style:column-width="1.3833in" style:rel-column-width="10925*"/>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1" style:family="table">
      <style:table-properties style:width="8.3in" table:align="margins"/>
    </style:style>
    <style:style style:name="Table1.A" style:family="table-column">
      <style:table-column-properties style:column-width="2.075in" style:rel-column-width="16383*"/>
    </style:style>
    <style:style style:name="Table1.D" style:family="table-column">
      <style:table-column-properties style:column-width="2.075in" style:rel-column-width="16386*"/>
    </style:style>
    <style:style style:name="Table1.A1" style:family="table-cell">
      <style:table-cell-properties fo:padding="0.0201in" fo:border-left="0.5pt solid #000000" fo:border-right="none" fo:border-top="0.5pt solid #000000" fo:border-bottom="0.5pt solid #000000"/>
    </style:style>
    <style:style style:name="Table1.D1" style:family="table-cell">
      <style:table-cell-properties fo:padding="0.0201in" fo:border="0.5pt solid #000000"/>
    </style:style>
    <style:style style:name="Table1.A2" style:family="table-cell">
      <style:table-cell-properties fo:padding="0.0201in" fo:border-left="0.5pt solid #000000" fo:border-right="none" fo:border-top="none" fo:border-bottom="0.5pt solid #000000"/>
    </style:style>
    <style:style style:name="Table1.D2" style:family="table-cell">
      <style:table-cell-properties fo:padding="0.0201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c020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873d3e" officeooo:paragraph-rsid="00873d3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7d744e" officeooo:paragraph-rsid="0061784e"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8c88a0" officeooo:paragraph-rsid="008c88a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8c88a0" officeooo:paragraph-rsid="008c88a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3c022" officeooo:paragraph-rsid="0061784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3c022" officeooo:paragraph-rsid="008c88a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Condensed" fo:font-size="12pt" officeooo:paragraph-rsid="0085f68f" style:font-size-asian="12pt" style:font-size-complex="12pt"/>
    </style:style>
    <style:style style:name="P9" style:family="paragraph" style:parent-style-name="Table_20_Contents">
      <style:paragraph-properties fo:text-align="start" style:justify-single-word="false"/>
      <style:text-properties style:font-name="DejaVu Sans Condensed" fo:font-size="12pt" officeooo:rsid="008c88a0" officeooo:paragraph-rsid="008c88a0" style:font-size-asian="12pt" style:font-size-complex="12pt"/>
    </style:style>
    <style:style style:name="P10" style:family="paragraph" style:parent-style-name="Table_20_Contents">
      <style:paragraph-properties fo:text-align="start" style:justify-single-word="false"/>
      <style:text-properties style:font-name="DejaVu Sans Condensed" fo:font-weight="bold" officeooo:paragraph-rsid="0085f68f" style:font-weight-asian="bold" style:font-weight-complex="bold"/>
    </style:style>
    <style:style style:name="P11" style:family="paragraph" style:parent-style-name="Table_20_Contents">
      <style:paragraph-properties fo:text-align="start" style:justify-single-word="false"/>
      <style:text-properties style:font-name="DejaVu Sans Condensed" fo:font-weight="bold" officeooo:rsid="0035db3e" officeooo:paragraph-rsid="0085f68f" style:font-weight-asian="bold" style:font-weight-complex="bold"/>
    </style:style>
    <style:style style:name="P12"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8c88a0" officeooo:paragraph-rsid="008c88a0"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8c88a0" officeooo:paragraph-rsid="008c88a0"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text-line-through-style="none" style:text-line-through-type="none" style:font-name="DejaVu Sans Condensed" fo:font-size="12pt" fo:font-weight="normal" officeooo:rsid="008c88a0" officeooo:paragraph-rsid="008c88a0"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8c88a0" officeooo:paragraph-rsid="008c88a0" style:font-size-asian="12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873d3e" officeooo:paragraph-rsid="00873d3e" style:font-size-asian="12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8761aa" officeooo:paragraph-rsid="008761aa" style:font-size-asian="12pt" style:font-weight-asian="normal" style:font-size-complex="12pt" style:font-weight-complex="normal"/>
    </style:style>
    <style:style style:name="T1" style:family="text">
      <style:text-properties style:text-line-through-style="none" style:text-line-through-type="none" fo:font-weight="bold" officeooo:rsid="0030263c" style:font-weight-asian="bold" style:font-weight-complex="bold"/>
    </style:style>
    <style:style style:name="T2" style:family="text">
      <style:text-properties style:text-line-through-style="none" style:text-line-through-type="none" fo:font-weight="bold" officeooo:rsid="004b8878" style:font-weight-asian="bold" style:font-weight-complex="bold"/>
    </style:style>
    <style:style style:name="T3" style:family="text">
      <style:text-properties style:text-line-through-style="none" style:text-line-through-type="none" fo:font-weight="bold" officeooo:rsid="0063d7bc" style:font-weight-asian="bold" style:font-weight-complex="bold"/>
    </style:style>
    <style:style style:name="T4" style:family="text">
      <style:text-properties style:text-line-through-style="none" style:text-line-through-type="none" fo:font-weight="bold" officeooo:rsid="008a380f" style:font-weight-asian="bold" style:font-weight-complex="bold"/>
    </style:style>
    <style:style style:name="T5" style:family="text">
      <style:text-properties style:text-line-through-style="none" style:text-line-through-type="none" fo:font-weight="bold" officeooo:rsid="008eb0fe" style:font-weight-asian="bold" style:font-weight-complex="bold"/>
    </style:style>
    <style:style style:name="T6" style:family="text">
      <style:text-properties style:text-line-through-style="none" style:text-line-through-type="none" fo:font-weight="bold" officeooo:rsid="00903dfd" style:font-weight-asian="bold" style:font-weight-complex="bold"/>
    </style:style>
    <style:style style:name="T7" style:family="text">
      <style:text-properties style:text-line-through-style="none" style:text-line-through-type="none" fo:font-weight="bold" officeooo:rsid="0093d218" style:font-weight-asian="bold" style:font-weight-complex="bold"/>
    </style:style>
    <style:style style:name="T8" style:family="text">
      <style:text-properties officeooo:rsid="0035db3e"/>
    </style:style>
    <style:style style:name="T9" style:family="text">
      <style:text-properties officeooo:rsid="00889c94"/>
    </style:style>
    <style:style style:name="T10"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5"/>
        <table:table-column table:style-name="Table2.F"/>
        <table:table-row>
          <table:table-cell table:style-name="Table2.A1" office:value-type="string">
            <text:p text:style-name="P10">1<text:span text:style-name="T8">xx</text:span> - Controls</text:p>
          </table:table-cell>
          <table:table-cell table:style-name="Table2.A1" office:value-type="string">
            <text:p text:style-name="P11">2xx - Ground</text:p>
          </table:table-cell>
          <table:table-cell table:style-name="Table2.C1" office:value-type="string">
            <text:p text:style-name="P11">3xx - Flight</text:p>
          </table:table-cell>
          <table:table-cell table:style-name="Table2.D1" office:value-type="string">
            <text:p text:style-name="P11">4xx - A2A</text:p>
          </table:table-cell>
          <table:table-cell table:style-name="Table2.D1" office:value-type="string">
            <text:p text:style-name="P11">5xx - A2G</text:p>
          </table:table-cell>
          <table:table-cell table:style-name="Table2.F1" office:value-type="string">
            <text:p text:style-name="P11">6xx - Misc</text:p>
          </table:table-cell>
        </table:table-row>
      </table:table>
      <text:p text:style-name="P8"><text:span text:style-name="T2">3</text:span><text:span text:style-name="T3">0</text:span><text:span text:style-name="T7">4a</text:span><text:span text:style-name="T1"> - </text:span><text:span text:style-name="T2">Flight - </text:span><text:span text:style-name="T5">Data</text:span><text:span text:style-name="T4">link</text:span><text:span text:style-name="T6"> General Info and Primary (TSD page)</text:span></text:p>
      <text:p text:style-name="P1"/>
      <text:p text:style-name="P4">General Info</text:p>
      <text:list text:style-name="L1">
        <text:list-item>
          <text:p text:style-name="P12">Datalink "Presets" are pre-defined groups of helicopters. <text:s/>The helicopters in a given Preset can share data with other helicopters in that same Preset. <text:s/>You can change to a different Preset in flight.</text:p>
        </text:list-item>
        <text:list-item>
          <text:p text:style-name="P12">Each Preset has a Unit ID, a Call Sign, and a Primary Freq (a specific radio, either VHF, UHF, FM1, or FM2). <text:s/>Default settings:</text:p>
        </text:list-item>
      </text:list>
      <table:table table:name="Table1" table:style-name="Table1">
        <table:table-column table:style-name="Table1.A" table:number-columns-repeated="3"/>
        <table:table-column table:style-name="Table1.D"/>
        <table:table-row>
          <table:table-cell table:style-name="Table1.A1" office:value-type="string">
            <text:p text:style-name="P9">Preset</text:p>
          </table:table-cell>
          <table:table-cell table:style-name="Table1.A1" office:value-type="string">
            <text:p text:style-name="P9">Unit ID</text:p>
          </table:table-cell>
          <table:table-cell table:style-name="Table1.A1" office:value-type="string">
            <text:p text:style-name="P9">Call Sign</text:p>
          </table:table-cell>
          <table:table-cell table:style-name="Table1.D1" office:value-type="string">
            <text:p text:style-name="P9">Primary Freq</text:p>
          </table:table-cell>
        </table:table-row>
        <table:table-row>
          <table:table-cell table:style-name="Table1.A2" office:value-type="string">
            <text:p text:style-name="P9">1</text:p>
          </table:table-cell>
          <table:table-cell table:style-name="Table1.A2" office:value-type="string">
            <text:p text:style-name="P9">PRESET 1</text:p>
          </table:table-cell>
          <table:table-cell table:style-name="Table1.A2" office:value-type="string">
            <text:p text:style-name="P9">PRE 1</text:p>
          </table:table-cell>
          <table:table-cell table:style-name="Table1.D2" office:value-type="string">
            <text:p text:style-name="P9">VHF SC</text:p>
          </table:table-cell>
        </table:table-row>
        <table:table-row>
          <table:table-cell table:style-name="Table1.A2" office:value-type="string">
            <text:p text:style-name="P9">2</text:p>
          </table:table-cell>
          <table:table-cell table:style-name="Table1.A2" office:value-type="string">
            <text:p text:style-name="P9">PRESET 2</text:p>
          </table:table-cell>
          <table:table-cell table:style-name="Table1.A2" office:value-type="string">
            <text:p text:style-name="P9">PRE 2</text:p>
          </table:table-cell>
          <table:table-cell table:style-name="Table1.D2" office:value-type="string">
            <text:p text:style-name="P9">UHF SC</text:p>
          </table:table-cell>
        </table:table-row>
        <table:table-row>
          <table:table-cell table:style-name="Table1.A2" office:value-type="string">
            <text:p text:style-name="P9">3</text:p>
          </table:table-cell>
          <table:table-cell table:style-name="Table1.A2" office:value-type="string">
            <text:p text:style-name="P9">PRESET 3</text:p>
          </table:table-cell>
          <table:table-cell table:style-name="Table1.A2" office:value-type="string">
            <text:p text:style-name="P9">PRE 3</text:p>
          </table:table-cell>
          <table:table-cell table:style-name="Table1.D2" office:value-type="string">
            <text:p text:style-name="P9">FM1 SC</text:p>
          </table:table-cell>
        </table:table-row>
        <table:table-row>
          <table:table-cell table:style-name="Table1.A2" office:value-type="string">
            <text:p text:style-name="P9">4</text:p>
          </table:table-cell>
          <table:table-cell table:style-name="Table1.A2" office:value-type="string">
            <text:p text:style-name="P9">PRESET 4</text:p>
          </table:table-cell>
          <table:table-cell table:style-name="Table1.A2" office:value-type="string">
            <text:p text:style-name="P9">PRE 4</text:p>
          </table:table-cell>
          <table:table-cell table:style-name="Table1.D2" office:value-type="string">
            <text:p text:style-name="P9">FM2 SC</text:p>
          </table:table-cell>
        </table:table-row>
        <table:table-row>
          <table:table-cell table:style-name="Table1.A2" office:value-type="string">
            <text:p text:style-name="P9">n...10</text:p>
          </table:table-cell>
          <table:table-cell table:style-name="Table1.A2" office:value-type="string">
            <text:p text:style-name="P9">PRESET n...PRESET10</text:p>
          </table:table-cell>
          <table:table-cell table:style-name="Table1.A2" office:value-type="string">
            <text:p text:style-name="P9">PRE n...PRE10</text:p>
          </table:table-cell>
          <table:table-cell table:style-name="Table1.D2" office:value-type="string">
            <text:p text:style-name="P9">no default radio assigned</text:p>
          </table:table-cell>
        </table:table-row>
      </table:table>
      <text:list text:style-name="L2">
        <text:list-item>
          <text:p text:style-name="P13">Helicopters in a Preset can be a <text:span text:style-name="T10">Primary</text:span>, a <text:span text:style-name="T10">Team Member</text:span>, or <text:span text:style-name="T10">both</text:span>.</text:p>
          <text:list>
            <text:list-item>
              <text:p text:style-name="P13">A <text:span text:style-name="T10">Primary</text:span> can send/receive Reports and Points through <text:span text:style-name="T10">TSD</text:span>.</text:p>
            </text:list-item>
            <text:list-item>
              <text:p text:style-name="P13">A <text:span text:style-name="T10">Team Member</text:span> can send/receive Messages and Mission data through <text:span text:style-name="T10">COM</text:span> page.</text:p>
            </text:list-item>
            <text:list-item>
              <text:p text:style-name="P13">The Preset as configured on your helicopter can have different Primary/Team Members than the configuration for the same Preset on other helicopters.</text:p>
            </text:list-item>
          </text:list>
        </text:list-item>
        <text:list-item>
          <text:p text:style-name="P13">Every helicopter on a given Preset must have a unique Originator ID (and Callsign??).</text:p>
        </text:list-item>
        <text:list-item>
          <text:p text:style-name="P13">Each Preset can have up to <text:span text:style-name="T10">10</text:span> aircraft assigned to it.</text:p>
        </text:list-item>
        <text:list-item>
          <text:p text:style-name="P13">Select which Preset (and therefore radio??) to transmit on by using the IDM rocker on the left of the EUFD.</text:p>
        </text:list-item>
        <text:list-item>
          <text:p text:style-name="P13">COM page shows the Presets.</text:p>
        </text:list-item>
        <text:list-item>
          <text:p text:style-name="P13">To configure a Preset on the COM page:</text:p>
          <text:list>
            <text:list-item>
              <text:p text:style-name="P13">Box the desired Preset OSB with L1-L5 or R1-R5 OSBs.</text:p>
            </text:list-item>
            <text:list-item>
              <text:p text:style-name="P13">B6 OSB PRESET EDIT to go to a page with more details on the Preset including the Unit ID, Call Sign, etc.</text:p>
            </text:list-item>
            <text:list-item>
              <text:p text:style-name="P13">Assign a radio to the Preset by selecting T1-T5 OSBs, then B6 OSB to set SC (Secure Channel) or B4 OSB to set FH (??).</text:p>
            </text:list-item>
          </text:list>
        </text:list-item>
        <text:list-item>
          <text:p text:style-name="P13">Change your ownship Originator Id and Callsign with ORIG ID OSB.</text:p>
        </text:list-item>
        <text:list-item>
          <text:p text:style-name="P13">To change who is assigned to one of your Presets, select a Preset then press NET OSB. <text:s/>Then select an assigned aircraft (L1-L5/R1-R5 OSBs), then top OSBs: DEL to unassign, or box/unbox TEAM or PRI to set those.</text:p>
        </text:list-item>
        <text:list-item>
          <text:p text:style-name="P13">To add an aircraft, press <text:span text:style-name="T10">MBR DIR</text:span> OSB, then <text:span text:style-name="T10">REPLACE</text:span> or <text:span text:style-name="T10">ADD</text:span> OSBs (use REPLACE if you're already at 10 assigned??</text:p>
        </text:list-item>
      </text:list>
      <text:p text:style-name="P7"/>
      <text:p text:style-name="P4">Sending data on TSD</text:p>
      <text:list text:style-name="L3">
        <text:list-item>
          <text:p text:style-name="P14">Send your Present Position (PP):</text:p>
          <text:list>
            <text:list-item>
              <text:p text:style-name="P14">Press RPT OSB (T1 OSB), then PP OSB (L3 OSB), box who you want to send it to (callsigns shown on other OSBs, all will be boxed by default), then SEND OSB (R6 OSB).</text:p>
            </text:list-item>
          </text:list>
        </text:list-item>
        <text:list-item>
          <text:p text:style-name="P14">Send a request for other aircraft PP:</text:p>
          <text:list>
            <text:list-item>
              <text:p text:style-name="P14">Press RPT OSB (T1 OSB), then PP OSB (L3 OSB), B2 OSB to change from SEND to REQ, box who you want to send it to (callsigns shown on other OSBs, all will be boxed by default), then SEND OSB (R6 OSB).</text:p>
            </text:list-item>
          </text:list>
        </text:list-item>
        <text:list-item>
          <text:p text:style-name="P14">Point (waypoint, targetpoint, etc.)</text:p>
          <text:list>
            <text:list-item>
              <text:p text:style-name="P14">Select point on TSD (POINT OSB, then either use cursor or enter name of point on L1 OSB), then XMIT OSB (L6 OSB), box who you want it to send to, then SEND OSB.</text:p>
            </text:list-item>
          </text:list>
        </text:list-item>
      </text:list>
      <text:p text:style-name="P5"/>
      <text:p text:style-name="P4">Receiving data on TSD</text:p>
      <text:list text:style-name="L4">
        <text:list-item>
          <text:p text:style-name="P15">When data is sent, L2 OSB will show REC. <text:s/>Press to show data, then press corresponding OSB for received data you want to show.</text:p>
        </text:list-item>
        <text:list-item>
          <text:p text:style-name="P15">Request PP from other flight members: </text:p>
        </text:list-item>
      </text:list>
      <text:p text:style-name="P6"/>
      <text:p text:style-name="P2">Datalink setup -- WIP</text:p>
      <text:list text:style-name="L5">
        <text:list-item>
          <text:p text:style-name="P16">Your DL ID is shown on the COM page in the OWNSHIP box.</text:p>
        </text:list-item>
        <text:list-item>
          <text:p text:style-name="P16">Change your DL ID by pressing ORIG ID OSB, then DATALINK ORIG ID OSB (R1 OSB), and enter a new ID (1-9) on the keyboard, then press enter.</text:p>
        </text:list-item>
        <text:list-item>
          <text:p text:style-name="P16">You can also change the PRESET (radio freq, radio type, and other settings).</text:p>
        </text:list-item>
        <text:list-item>
          <text:p text:style-name="P17">Edit who is assigned as Primary/Team Member with NET OSB.</text:p>
          <text:list>
            <text:list-item>
              <text:p text:style-name="P17">Add with MBR DIR OSB (L6 OSB).</text:p>
            </text:list-item>
            <text:list-item>
              <text:p text:style-name="P17">Remove by selecting member on left, then DEL (T2 OSB), then YES<text:span text:style-name="T9"> OSB</text:span>.</text:p>
            </text:list-item>
          </text:list>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4-22T09:45:02.417000000</dc:date>
    <meta:editing-duration>P1DT18H26M55S</meta:editing-duration>
    <meta:editing-cycles>107</meta:editing-cycles>
    <meta:generator>LibreOffice/7.5.2.2$Windows_X86_64 LibreOffice_project/53bb9681a964705cf672590721dbc85eb4d0c3a2</meta:generator>
    <meta:document-statistic meta:table-count="2" meta:image-count="0" meta:object-count="0" meta:page-count="1" meta:paragraph-count="66" meta:word-count="655" meta:character-count="3263" meta:non-whitespace-character-count="2699"/>
  </office:meta>
</office:document-meta>
</file>